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rowsExceptionTest.should_throw_illegal_state_exception_if_null_answ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hrowsExceptionTest.should_return_same_throw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hrowsExceptionTest.should_invalidate_null_throw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hrowsExceptionTest.should_pass_proper_checked_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owsExceptionTest.should_fill_in_exception_stacktra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hrowsExceptionTest.should_raise_wanted_throw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hrowsExceptionTest.should_return_expected_throw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hrowsExceptionTest.should_throw_mock_exception_without_stacktra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hrowsExceptionTest.should_pass_RuntimeExce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rowsExceptionTest.createMethodInv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owsExceptionTest.should_fail_invalid_checked_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